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ext-properties fo:color="#3f7f5f"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rms" table:style-name="ta1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Low List/superior and inferior</text:p>
          </table:table-cell>
          <table:table-cell office:value-type="string" calcext:value-type="string">
            <text:p>High Lis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Lengt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Electric Current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string" calcext:value-type="string">
            <text:p>Temperature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mount of substance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string" calcext:value-type="string">
            <text:p>Luminous intensity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table:number-columns-repeated="102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erm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ior/key</text:p>
          </table:table-cell>
          <table:table-cell table:style-name="ce3" office:value-type="string" calcext:value-type="string">
            <text:p>represents the LSB of low bit/list, e.g: ..00100<text:span text:style-name="T1">1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erior/group</text:p>
          </table:table-cell>
          <table:table-cell table:style-name="ce3" office:value-type="string" calcext:value-type="string">
            <text:p>represents the MSB of low bit/list, e.g: ..00<text:span text:style-name="T1">1</text:span>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</text:p>
          </table:table-cell>
          <table:table-cell table:style-name="ce3" office:value-type="string" calcext:value-type="string">
            <text:p>since every 1 superior will face all inferior * High list size, that amount of facing represent a group, e.g: METRIC will face IMPERIAL with all dimensions, which is 7 times, so the first group is IMPERIAL and the size is 7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2"/>
        <table:table-column table:style-name="co1" table:default-cell-style-name="ce2"/>
        <table:table-column table:style-name="co1" table:number-columns-repeated="1015" table:default-cell-style-name="ce4"/>
        <table:table-row table:style-name="ro1"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superior bit/key</text:p>
          </table:table-cell>
          <table:table-cell table:style-name="ce6" office:value-type="string" calcext:value-type="string">
            <text:p>superior</text:p>
          </table:table-cell>
          <table:table-cell table:style-name="ce6" office:value-type="string" calcext:value-type="string">
            <text:p>inferior bit/group</text:p>
          </table:table-cell>
          <table:table-cell table:style-name="ce6" office:value-type="string" calcext:value-type="string">
            <text:p>inferior</text:p>
          </table:table-cell>
          <table:table-cell table:style-name="ce6" office:value-type="string" calcext:value-type="string">
            <text:p>dimension bits</text:p>
          </table:table-cell>
          <table:table-cell table:style-name="ce6" office:value-type="string" calcext:value-type="string">
            <text:p>dimension</text:p>
          </table:table-cell>
          <table:table-cell table:style-name="ce10" office:value-type="string" calcext:value-type="string">
            <text:p>64 bit combination</text:p>
          </table:table-cell>
          <table:table-cell table:style-name="ce10" office:value-type="string" calcext:value-type="string">
            <text:p>Group index</text:p>
          </table:table-cell>
          <table:table-cell table:style-name="ce6" office:value-type="string" calcext:value-type="string">
            <text:p>superior bit/key</text:p>
          </table:table-cell>
          <table:table-cell table:style-name="ce6" office:value-type="string" calcext:value-type="string">
            <text:p>group deduct</text:p>
          </table:table-cell>
          <table:table-cell table:style-name="ce6" office:value-type="string" calcext:value-type="string">
            <text:p>total deduction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ends at</text:p>
          </table:table-cell>
          <table:table-cell table:style-name="ce6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0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L2]/7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DEC2BIN([.L2])" office:value-type="string" office:string-value="111" calcext:value-type="string">
            <text:p>111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000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2]+7" office:value-type="float" office:value="14" calcext:value-type="float">
            <text:p>14</text:p>
          </table:table-cell>
          <table:table-cell table:formula="of:=SUM([.$K$2:.K3])" office:value-type="float" office:value="21" calcext:value-type="float">
            <text:p>21</text:p>
          </table:table-cell>
          <table:table-cell table:formula="of:=[.L3]/7"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DEC2BIN([.L3])" office:value-type="string" office:string-value="10101" calcext:value-type="string">
            <text:p>1010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0000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K3]+7" office:value-type="float" office:value="21" calcext:value-type="float">
            <text:p>21</text:p>
          </table:table-cell>
          <table:table-cell table:formula="of:=SUM([.$K$2:.K4])" office:value-type="float" office:value="42" calcext:value-type="float">
            <text:p>42</text:p>
          </table:table-cell>
          <table:table-cell table:formula="of:=[.L4]/7"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table:formula="of:=DEC2BIN([.L4])" office:value-type="string" office:string-value="101010" calcext:value-type="string">
            <text:p>10101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0000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K4]+7" office:value-type="float" office:value="28" calcext:value-type="float">
            <text:p>28</text:p>
          </table:table-cell>
          <table:table-cell table:formula="of:=SUM([.$K$2:.K5])" office:value-type="float" office:value="70" calcext:value-type="float">
            <text:p>70</text:p>
          </table:table-cell>
          <table:table-cell table:formula="of:=[.L5]/7"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formula="of:=DEC2BIN([.L5])" office:value-type="string" office:string-value="1000110" calcext:value-type="string">
            <text:p>100011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0000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K5]+7" office:value-type="float" office:value="35" calcext:value-type="float">
            <text:p>35</text:p>
          </table:table-cell>
          <table:table-cell table:formula="of:=SUM([.$K$2:.K6])" office:value-type="float" office:value="105" calcext:value-type="float">
            <text:p>105</text:p>
          </table:table-cell>
          <table:table-cell table:formula="of:=[.L6]/7"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table:formula="of:=DEC2BIN([.L6])" office:value-type="string" office:string-value="1101001" calcext:value-type="string">
            <text:p>1101001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0000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K6]+7" office:value-type="float" office:value="42" calcext:value-type="float">
            <text:p>42</text:p>
          </table:table-cell>
          <table:table-cell table:formula="of:=SUM([.$K$2:.K7])" office:value-type="float" office:value="147" calcext:value-type="float">
            <text:p>147</text:p>
          </table:table-cell>
          <table:table-cell table:formula="of:=[.L7]/7"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table:formula="of:=DEC2BIN([.L7])" office:value-type="string" office:string-value="10010011" calcext:value-type="string">
            <text:p>10010011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00001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K7]+7" office:value-type="float" office:value="49" calcext:value-type="float">
            <text:p>49</text:p>
          </table:table-cell>
          <table:table-cell table:formula="of:=SUM([.$K$2:.K8])" office:value-type="float" office:value="196" calcext:value-type="float">
            <text:p>196</text:p>
          </table:table-cell>
          <table:table-cell table:formula="of:=[.L8]/7" office:value-type="float" office:value="28" calcext:value-type="float">
            <text:p>28</text:p>
          </table:table-cell>
          <table:table-cell office:value-type="float" office:value="294" calcext:value-type="float">
            <text:p>294</text:p>
          </table:table-cell>
          <table:table-cell table:formula="of:=DEC2BIN([.L8])" office:value-type="string" office:string-value="11000100" calcext:value-type="string">
            <text:p>1100010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00010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formula="of:=[.K8]+7" office:value-type="float" office:value="56" calcext:value-type="float">
            <text:p>56</text:p>
          </table:table-cell>
          <table:table-cell table:formula="of:=SUM([.$K$2:.K9])" office:value-type="float" office:value="252" calcext:value-type="float">
            <text:p>252</text:p>
          </table:table-cell>
          <table:table-cell table:formula="of:=[.L9]/7" office:value-type="float" office:value="36" calcext:value-type="float">
            <text:p>36</text:p>
          </table:table-cell>
          <table:table-cell office:value-type="float" office:value="308" calcext:value-type="float">
            <text:p>308</text:p>
          </table:table-cell>
          <table:table-cell table:formula="of:=DEC2BIN([.L9])" office:value-type="string" office:string-value="11111100" calcext:value-type="string">
            <text:p>1111110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000101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formula="of:=[.K9]+7" office:value-type="float" office:value="63" calcext:value-type="float">
            <text:p>63</text:p>
          </table:table-cell>
          <table:table-cell table:formula="of:=SUM([.$K$2:.K10])" office:value-type="float" office:value="315" calcext:value-type="float">
            <text:p>315</text:p>
          </table:table-cell>
          <table:table-cell table:formula="of:=[.L10]/7"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table:formula="of:=DEC2BIN([.L10])" office:value-type="string" office:string-value="100111011" calcext:value-type="string">
            <text:p>10011101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00010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10]+7" office:value-type="float" office:value="70" calcext:value-type="float">
            <text:p>70</text:p>
          </table:table-cell>
          <table:table-cell table:formula="of:=SUM([.$K$2:.K11])" office:value-type="float" office:value="385" calcext:value-type="float">
            <text:p>385</text:p>
          </table:table-cell>
          <table:table-cell table:formula="of:=[.L11]/7"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00010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11]+7" office:value-type="float" office:value="77" calcext:value-type="float">
            <text:p>77</text:p>
          </table:table-cell>
          <table:table-cell table:formula="of:=SUM([.$K$2:.K12])" office:value-type="float" office:value="462" calcext:value-type="float">
            <text:p>462</text:p>
          </table:table-cell>
          <table:table-cell table:formula="of:=[.L12]/7" office:value-type="float" office:value="66" calcext:value-type="float">
            <text:p>66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00010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12]+7" office:value-type="float" office:value="84" calcext:value-type="float">
            <text:p>84</text:p>
          </table:table-cell>
          <table:table-cell table:formula="of:=SUM([.$K$2:.K13])" office:value-type="float" office:value="546" calcext:value-type="float">
            <text:p>546</text:p>
          </table:table-cell>
          <table:table-cell table:formula="of:=[.L13]/7" office:value-type="float" office:value="78" calcext:value-type="float">
            <text:p>78</text:p>
          </table:table-cell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00010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00100" calcext:value-type="float">
            <text:p>100100</text:p>
          </table:table-cell>
          <table:table-cell table:formula="of:=[.K13]+7" office:value-type="float" office:value="91" calcext:value-type="float">
            <text:p>91</text:p>
          </table:table-cell>
          <table:table-cell table:formula="of:=SUM([.$K$2:.K14])" office:value-type="float" office:value="637" calcext:value-type="float">
            <text:p>637</text:p>
          </table:table-cell>
          <table:table-cell table:formula="of:=[.L14]/7" office:value-type="float" office:value="91" calcext:value-type="float">
            <text:p>91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00010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K14]+7" office:value-type="float" office:value="98" calcext:value-type="float">
            <text:p>98</text:p>
          </table:table-cell>
          <table:table-cell table:formula="of:=SUM([.$K$2:.K15])" office:value-type="float" office:value="735" calcext:value-type="float">
            <text:p>735</text:p>
          </table:table-cell>
          <table:table-cell table:formula="of:=[.L15]/7"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00100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K15]+7" office:value-type="float" office:value="105" calcext:value-type="float">
            <text:p>105</text:p>
          </table:table-cell>
          <table:table-cell table:formula="of:=SUM([.$K$2:.K16])" office:value-type="float" office:value="840" calcext:value-type="float">
            <text:p>840</text:p>
          </table:table-cell>
          <table:table-cell table:formula="of:=[.L16]/7"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00100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K16]+7" office:value-type="float" office:value="112" calcext:value-type="float">
            <text:p>112</text:p>
          </table:table-cell>
          <table:table-cell table:formula="of:=SUM([.$K$2:.K17])" office:value-type="float" office:value="952" calcext:value-type="float">
            <text:p>952</text:p>
          </table:table-cell>
          <table:table-cell table:formula="of:=[.L17]/7" office:value-type="float" office:value="136" calcext:value-type="float">
            <text:p>136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00100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K17]+7" office:value-type="float" office:value="119" calcext:value-type="float">
            <text:p>119</text:p>
          </table:table-cell>
          <table:table-cell table:formula="of:=SUM([.$K$2:.K18])" office:value-type="float" office:value="1071" calcext:value-type="float">
            <text:p>1071</text:p>
          </table:table-cell>
          <table:table-cell table:formula="of:=[.L18]/7" office:value-type="float" office:value="153" calcext:value-type="float">
            <text:p>153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00100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K18]+7" office:value-type="float" office:value="126" calcext:value-type="float">
            <text:p>126</text:p>
          </table:table-cell>
          <table:table-cell table:formula="of:=SUM([.$K$2:.K19])" office:value-type="float" office:value="1197" calcext:value-type="float">
            <text:p>1197</text:p>
          </table:table-cell>
          <table:table-cell table:formula="of:=[.L19]/7" office:value-type="float" office:value="171" calcext:value-type="float">
            <text:p>171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00100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K19]+7" office:value-type="float" office:value="133" calcext:value-type="float">
            <text:p>133</text:p>
          </table:table-cell>
          <table:table-cell table:formula="of:=SUM([.$K$2:.K20])" office:value-type="float" office:value="1330" calcext:value-type="float">
            <text:p>1330</text:p>
          </table:table-cell>
          <table:table-cell table:formula="of:=[.L20]/7" office:value-type="float" office:value="190" calcext:value-type="float">
            <text:p>19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00100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001001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010001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01000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010001</text:p>
          </table:table-cell>
          <table:table-cell table:number-columns-repeated="4"/>
          <table:table-cell office:value-type="string" calcext:value-type="string">
            <text:p>below is how the deduction occure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010001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01000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ov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010001</text:p>
          </table:table-cell>
          <table:table-cell table:number-columns-repeated="2"/>
          <table:table-cell table:formula="of:=DEC2BIN([.L28]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010001</text:p>
          </table:table-cell>
          <table:table-cell table:number-columns-repeated="2"/>
          <table:table-cell table:formula="of:=DEC2BIN([.L29])" office:value-type="string" office:string-value="10" calcext:value-type="string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100001</text:p>
          </table:table-cell>
          <table:table-cell table:number-columns-repeated="2"/>
          <table:table-cell table:formula="of:=DEC2BIN([.L30])" office:value-type="string" office:string-value="11" calcext:value-type="string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100001</text:p>
          </table:table-cell>
          <table:table-cell table:number-columns-repeated="2"/>
          <table:table-cell table:formula="of:=DEC2BIN([.L31])" office:value-type="string" office:string-value="100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100001</text:p>
          </table:table-cell>
          <table:table-cell table:number-columns-repeated="2"/>
          <table:table-cell table:formula="of:=DEC2BIN([.L32])" office:value-type="string" office:string-value="101" calcext:value-type="string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100001</text:p>
          </table:table-cell>
          <table:table-cell table:number-columns-repeated="2"/>
          <table:table-cell table:formula="of:=DEC2BIN([.L33])" office:value-type="string" office:string-value="110" calcext:value-type="string">
            <text:p>110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100001</text:p>
          </table:table-cell>
          <table:table-cell table:number-columns-repeated="2"/>
          <table:table-cell table:formula="of:=DEC2BIN([.L34])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100001</text:p>
          </table:table-cell>
          <table:table-cell table:number-columns-repeated="2"/>
          <table:table-cell table:formula="of:=DEC2BIN([.L35])" office:value-type="string" office:string-value="1000" calcext:value-type="string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100001</text:p>
          </table:table-cell>
          <table:table-cell table:number-columns-repeated="2"/>
          <table:table-cell table:formula="of:=DEC2BIN([.L36])" office:value-type="string" office:string-value="1001" calcext:value-type="string">
            <text:p>1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1000001</text:p>
          </table:table-cell>
          <table:table-cell table:number-columns-repeated="2"/>
          <table:table-cell table:formula="of:=DEC2BIN([.L37])" office:value-type="string" office:string-value="1010" calcext:value-type="string">
            <text:p>101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1000001</text:p>
          </table:table-cell>
          <table:table-cell table:number-columns-repeated="2"/>
          <table:table-cell table:formula="of:=DEC2BIN([.L38])" office:value-type="string" office:string-value="1011" calcext:value-type="string">
            <text:p>10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1000001</text:p>
          </table:table-cell>
          <table:table-cell table:number-columns-repeated="2"/>
          <table:table-cell table:formula="of:=DEC2BIN([.L39])" office:value-type="string" office:string-value="1100" calcext:value-type="string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1000001</text:p>
          </table:table-cell>
          <table:table-cell table:number-columns-repeated="2"/>
          <table:table-cell table:formula="of:=DEC2BIN([.L40])" office:value-type="string" office:string-value="1101" calcext:value-type="string">
            <text:p>11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1000001</text:p>
          </table:table-cell>
          <table:table-cell table:number-columns-repeated="2"/>
          <table:table-cell table:formula="of:=DEC2BIN([.L41])" office:value-type="string" office:string-value="1110" calcext:value-type="string">
            <text:p>11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1000001</text:p>
          </table:table-cell>
          <table:table-cell table:number-columns-repeated="2"/>
          <table:table-cell table:formula="of:=DEC2BIN([.L42]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1000001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10000001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10000001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10000001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10000001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10000001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10000001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10000001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1_00000001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1_00000001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1_00000001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1_00000001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1_0000000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1_00000001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1_00000001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10_00000001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10_0000000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10_00000001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10_00000001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10_00000001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10_00000001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10_00000001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Low List</text:p>
          </table:table-cell>
          <table:table-cell office:value-type="string" calcext:value-type="string">
            <text:p>High List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000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000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Mass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0001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0001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Electric Current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0001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string" calcext:value-type="string">
            <text:p>Temperature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00011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mount of substance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0001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string" calcext:value-type="string">
            <text:p>Luminous intensity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00101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00101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00101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001010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001010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001010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001010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010010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010010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010010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010010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010010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010010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010010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100010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100010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100010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100010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100010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100010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100010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1000010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1000010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1000010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1000010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1000010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1000010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1000010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10000010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10000010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10000010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10000010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10000010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10000010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10000010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1_00000010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1_00000010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1_00000010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1_00000010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1_00000010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1_00000010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1_00000010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10_00000010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10_00000010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10_00000010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10_00000010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10_00000010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10_00000010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10_00000010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001100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001100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001100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001100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001100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001100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00110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010100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010100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010100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010100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010100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010100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010100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100100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100100</text:p>
          </table:table-cell>
          <table:table-cell table:number-columns-repeated="1016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BG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E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ime</text:p>
          </table:table-cell>
          <table:table-cell table:style-name="ce7" office:value-type="string" calcext:value-type="string">
            <text:p>00000000_00000000_00000000_00000100_00000000_00000000_00000000_00100100</text:p>
          </table:table-cell>
          <table:table-cell table:style-name="ce7"/>
          <table:table-cell table:style-name="ce5"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100100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100100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100100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100100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1000100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1000100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1000100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1000100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1000100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1000100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1000100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10000100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10000100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1000010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10000100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10000100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10000100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10000100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1_00000100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1_00000100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1_00000100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1_00000100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1_00000100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1_00000100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1_00000100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10_00000100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10_00000100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10_00000100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10_00000100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10_00000100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10_00000100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10_00000100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011000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011000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011000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011000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011000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011000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011000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101000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101000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101000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101000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101000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101000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101000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1001000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1001000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1001000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1001000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1001000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1001000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1001000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10001000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10001000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10001000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10001000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10001000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10001000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10001000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1_00001000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1_00001000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1_00001000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1_00001000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1_00001000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1_00001000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1_0000100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10_00001000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10_00001000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10_00001000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10_00001000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10_00001000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10_00001000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10_00001000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0110000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0110000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0110000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0110000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0110000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0110000</text:p>
          </table:table-cell>
          <table:table-cell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0110000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1010000</text:p>
          </table:table-cell>
          <table:table-cell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1010000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1010000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1010000</text:p>
          </table:table-cell>
          <table:table-cell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1010000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1010000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1010000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10010000</text:p>
          </table:table-cell>
          <table:table-cell table:number-columns-repeated="10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10010000</text:p>
          </table:table-cell>
          <table:table-cell table:number-columns-repeated="10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10010000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10010000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10010000</text:p>
          </table:table-cell>
          <table:table-cell table:number-columns-repeated="10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10010000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10010000</text:p>
          </table:table-cell>
          <table:table-cell table:number-columns-repeated="10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1_00010000</text:p>
          </table:table-cell>
          <table:table-cell table:number-columns-repeated="10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1_00010000</text:p>
          </table:table-cell>
          <table:table-cell table:number-columns-repeated="101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1_00010000</text:p>
          </table:table-cell>
          <table:table-cell table:number-columns-repeated="10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1_00010000</text:p>
          </table:table-cell>
          <table:table-cell table:number-columns-repeated="10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1_00010000</text:p>
          </table:table-cell>
          <table:table-cell table:number-columns-repeated="10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1_00010000</text:p>
          </table:table-cell>
          <table:table-cell table:number-columns-repeated="10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1_00010000</text:p>
          </table:table-cell>
          <table:table-cell table:number-columns-repeated="10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10_00010000</text:p>
          </table:table-cell>
          <table:table-cell table:number-columns-repeated="10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10_00010000</text:p>
          </table:table-cell>
          <table:table-cell table:number-columns-repeated="10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10_00010000</text:p>
          </table:table-cell>
          <table:table-cell table:number-columns-repeated="10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10_00010000</text:p>
          </table:table-cell>
          <table:table-cell table:number-columns-repeated="10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10_00010000</text:p>
          </table:table-cell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10_00010000</text:p>
          </table:table-cell>
          <table:table-cell table:number-columns-repeated="10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I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10_00010000</text:p>
          </table:table-cell>
          <table:table-cell table:number-columns-repeated="101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01100000</text:p>
          </table:table-cell>
          <table:table-cell table:number-columns-repeated="101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01100000</text:p>
          </table:table-cell>
          <table:table-cell table:number-columns-repeated="10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01100000</text:p>
          </table:table-cell>
          <table:table-cell table:number-columns-repeated="101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01100000</text:p>
          </table:table-cell>
          <table:table-cell table:number-columns-repeated="101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01100000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01100000</text:p>
          </table:table-cell>
          <table:table-cell table:number-columns-repeated="101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01100000</text:p>
          </table:table-cell>
          <table:table-cell table:number-columns-repeated="10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10100000</text:p>
          </table:table-cell>
          <table:table-cell table:number-columns-repeated="10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10100000</text:p>
          </table:table-cell>
          <table:table-cell table:number-columns-repeated="10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10100000</text:p>
          </table:table-cell>
          <table:table-cell table:number-columns-repeated="10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10100000</text:p>
          </table:table-cell>
          <table:table-cell table:number-columns-repeated="10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10100000</text:p>
          </table:table-cell>
          <table:table-cell table:number-columns-repeated="10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10100000</text:p>
          </table:table-cell>
          <table:table-cell table:number-columns-repeated="10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10100000</text:p>
          </table:table-cell>
          <table:table-cell table:number-columns-repeated="101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1_00100000</text:p>
          </table:table-cell>
          <table:table-cell table:number-columns-repeated="101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1_00100000</text:p>
          </table:table-cell>
          <table:table-cell table:number-columns-repeated="101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1_00100000</text:p>
          </table:table-cell>
          <table:table-cell table:number-columns-repeated="101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1_00100000</text:p>
          </table:table-cell>
          <table:table-cell table:number-columns-repeated="101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1_00100000</text:p>
          </table:table-cell>
          <table:table-cell table:number-columns-repeated="101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1_00100000</text:p>
          </table:table-cell>
          <table:table-cell table:number-columns-repeated="101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1_00100000</text:p>
          </table:table-cell>
          <table:table-cell table:number-columns-repeated="101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10_00100000</text:p>
          </table:table-cell>
          <table:table-cell table:number-columns-repeated="10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10_00100000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10_00100000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10_00100000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10_00100000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10_00100000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10_00100000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0_11000000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0_11000000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0_11000000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0_11000000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0_11000000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0_11000000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0_11000000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1_01000000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1_01000000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1_01000000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1_01000000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1_01000000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1_01000000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1_01000000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10_01000000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10_01000000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10_01000000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10_01000000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10_01000000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10_01000000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10_01000000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01_10000000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01_10000000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01_10000000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01_10000000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01_10000000</text:p>
          </table:table-cell>
          <table:table-cell table:number-columns-repeated="101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01_10000000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01_10000000</text:p>
          </table:table-cell>
          <table:table-cell table:number-columns-repeated="101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10_10000000</text:p>
          </table:table-cell>
          <table:table-cell table:number-columns-repeated="10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10_10000000</text:p>
          </table:table-cell>
          <table:table-cell table:number-columns-repeated="10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10_10000000</text:p>
          </table:table-cell>
          <table:table-cell table:number-columns-repeated="101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10_10000000</text:p>
          </table:table-cell>
          <table:table-cell table:number-columns-repeated="10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10_10000000</text:p>
          </table:table-cell>
          <table:table-cell table:number-columns-repeated="10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10_10000000</text:p>
          </table:table-cell>
          <table:table-cell table:number-columns-repeated="10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INE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10_10000000</text:p>
          </table:table-cell>
          <table:table-cell table:number-columns-repeated="101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00000000_00000000_00000000_00000001_00000000_00000000_00000011_00000000</text:p>
          </table:table-cell>
          <table:table-cell table:number-columns-repeated="10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00000000_00000000_00000000_00000010_00000000_00000000_00000011_00000000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00000000_00000000_00000000_00000100_00000000_00000000_00000011_00000000</text:p>
          </table:table-cell>
          <table:table-cell table:number-columns-repeated="101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 Current</text:p>
          </table:table-cell>
          <table:table-cell office:value-type="string" calcext:value-type="string">
            <text:p>00000000_00000000_00000000_00001000_00000000_00000000_00000011_00000000</text:p>
          </table:table-cell>
          <table:table-cell table:number-columns-repeated="101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00000000_00000000_00000000_00010000_00000000_00000000_00000011_00000000</text:p>
          </table:table-cell>
          <table:table-cell table:number-columns-repeated="101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unt of substance</text:p>
          </table:table-cell>
          <table:table-cell office:value-type="string" calcext:value-type="string">
            <text:p>00000000_00000000_00000000_00100000_00000000_00000000_00000011_00000000</text:p>
          </table:table-cell>
          <table:table-cell table:number-columns-repeated="101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P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RA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minous intensity</text:p>
          </table:table-cell>
          <table:table-cell office:value-type="string" calcext:value-type="string">
            <text:p>00000000_00000000_00000000_01000000_00000000_00000000_00000011_00000000</text:p>
          </table:table-cell>
          <table:table-cell table:number-columns-repeated="1016"/>
        </table:table-row>
        <table:table-row table:style-name="ro1" table:number-rows-repeated="10482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H1:Sheet1.I1048576">
            <calcext:condition calcext:apply-style-name="Bad" calcext:value="duplicate" calcext:base-cell-address="Sheet1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02:44:24.647397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2" meta:cell-count="2785" meta:object-count="0"/>
  </office:meta>
</office:document-meta>
</file>